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42dae"/>
    </style:style>
    <style:style style:name="P2" style:family="paragraph" style:parent-style-name="Standard">
      <style:paragraph-properties fo:break-before="page"/>
    </style:style>
    <style:style style:name="P3" style:family="paragraph" style:parent-style-name="Standard">
      <style:text-properties fo:font-weight="bold" officeooo:paragraph-rsid="000550b7" style:font-weight-asian="bold" style:font-weight-complex="bold"/>
    </style:style>
    <style:style style:name="P4" style:family="paragraph" style:parent-style-name="Standard">
      <style:text-properties fo:font-weight="bold" officeooo:paragraph-rsid="00057504" style:font-weight-asian="bold" style:font-weight-complex="bold"/>
    </style:style>
    <style:style style:name="P5" style:family="paragraph" style:parent-style-name="Standard">
      <style:text-properties officeooo:paragraph-rsid="000550b7"/>
    </style:style>
    <style:style style:name="P6" style:family="paragraph" style:parent-style-name="Standard">
      <style:text-properties officeooo:paragraph-rsid="0009ad1b"/>
    </style:style>
    <style:style style:name="P7" style:family="paragraph" style:parent-style-name="Standard">
      <style:text-properties officeooo:rsid="0009ad1b" officeooo:paragraph-rsid="0009ad1b"/>
    </style:style>
    <style:style style:name="P8" style:family="paragraph" style:parent-style-name="Text_20_body">
      <style:text-properties officeooo:paragraph-rsid="0009ad1b"/>
    </style:style>
    <style:style style:name="P9" style:family="paragraph" style:parent-style-name="Text_20_body">
      <style:paragraph-properties fo:margin-left="0cm" fo:margin-right="0cm" fo:text-indent="0cm" style:auto-text-indent="false" fo:padding="0.049cm" fo:border="0.06pt solid #e3e3e3"/>
    </style:style>
    <style:style style:name="P10" style:family="paragraph" style:parent-style-name="Text_20_body" style:list-style-name="L2">
      <style:paragraph-properties fo:margin-left="0cm" fo:margin-right="0cm" fo:text-indent="0cm" style:auto-text-indent="false" fo:padding="0.049cm" fo:border="0.06pt solid #e3e3e3"/>
    </style:style>
    <style:style style:name="P11" style:family="paragraph" style:parent-style-name="Text_20_body" style:list-style-name="L3">
      <style:paragraph-properties fo:margin-left="0cm" fo:margin-right="0cm" fo:text-indent="0cm" style:auto-text-indent="false" fo:padding="0.049cm" fo:border="0.06pt solid #e3e3e3"/>
    </style:style>
    <style:style style:name="P12" style:family="paragraph" style:parent-style-name="Text_20_body">
      <style:text-properties officeooo:rsid="0009ad1b" officeooo:paragraph-rsid="0009ad1b"/>
    </style:style>
    <style:style style:name="P13" style:family="paragraph" style:parent-style-name="Text_20_body" style:list-style-name="L4">
      <style:paragraph-properties fo:margin-left="0cm" fo:margin-right="0cm" fo:text-indent="0cm" style:auto-text-indent="false" fo:padding="0.049cm" fo:border="0.06pt solid #e3e3e3"/>
    </style:style>
    <style:style style:name="P14" style:family="paragraph" style:parent-style-name="Text_20_body" style:list-style-name="L5">
      <style:paragraph-properties fo:margin-left="0cm" fo:margin-right="0cm" fo:text-indent="0cm" style:auto-text-indent="false" fo:padding="0.049cm" fo:border="0.06pt solid #e3e3e3"/>
    </style:style>
    <style:style style:name="T1" style:family="text">
      <style:text-properties officeooo:rsid="00042dae"/>
    </style:style>
    <style:style style:name="T2" style:family="text">
      <style:text-properties fo:font-weight="bold" style:font-weight-asian="bold" style:font-weight-complex="bold"/>
    </style:style>
    <style:style style:name="T3" style:family="text">
      <style:text-properties officeooo:rsid="000c55c0"/>
    </style:style>
    <style:style style:name="T4" style:family="text">
      <style:text-properties officeooo:rsid="000912ca"/>
    </style:style>
    <style:style style:name="T5" style:family="text">
      <style:text-properties officeooo:rsid="000b11e4"/>
    </style:style>
    <style:style style:name="T6" style:family="text">
      <style:text-properties loext:padding="0.049cm" loext:border="0.06pt solid #e3e3e3"/>
    </style:style>
    <style:style style:name="T7" style:family="text">
      <style:text-properties officeooo:rsid="0009ad1b" loext:padding="0.049cm" loext:border="0.06pt solid #e3e3e3"/>
    </style:style>
    <style:style style:name="T8" style:family="text">
      <style:text-properties officeooo:rsid="000a39cc"/>
    </style:style>
    <style:style style:name="T9" style:family="text">
      <style:text-properties officeooo:rsid="000a905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safe Network Design:</text:p>
      <text:p text:style-name="Standard"/>
      <text:p text:style-name="Standard"><text:tab/> <text:s text:c="2"/>Internet</text:p>
      <text:p text:style-name="Standard"><text:s text:c="3"/><text:tab/> <text:s text:c="7"/>|</text:p>
      <text:p text:style-name="Standard"><text:tab/> <text:s/>[Router]</text:p>
      <text:p text:style-name="Standard"><text:s text:c="3"/><text:tab/> <text:s text:c="7"/>|</text:p>
      <text:p text:style-name="Standard"><text:tab/> <text:s/>[Switch]</text:p>
      <text:p text:style-name="Standard"><text:s/><text:tab/>/ <text:s text:c="6"/>| <text:tab/> <text:s text:c="3"/>\</text:p>
      <text:p text:style-name="Standard"><text:tab/>WS <text:s/>WS <text:s/>WS</text:p>
      <text:p text:style-name="Standard"><text:s/><text:tab/>| <text:s text:c="7"/>| <text:s/><text:tab/> <text:s text:c="6"/>\</text:p>
      <text:p text:style-name="Standard"><text:s/><text:tab/>Printer AD Server</text:p>
      <text:p text:style-name="Standard"><text:s text:c="11"/><text:tab/>|</text:p>
      <text:p text:style-name="Standard"><text:s text:c="7"/><text:tab/>File Server</text:p>
      <text:p text:style-name="Standard"><text:s text:c="11"/><text:tab/>|</text:p>
      <text:p text:style-name="Standard"><text:s text:c="8"/><text:tab/>Database</text:p>
      <text:p text:style-name="Standard"><text:s text:c="11"/><text:tab/>|</text:p>
      <text:p text:style-name="Standard"><text:s text:c="7"/><text:tab/>Web Server</text:p>
      <text:p text:style-name="Standard"/>
      <text:p text:style-name="Standard">In an unsafe network design, we'll disregard best practices for security and create a setup that leaves the network vulnerable to various threats.</text:p>
      <text:p text:style-name="Standard"/>
      <text:p text:style-name="Standard">1. **Single Flat Network**:</text:p>
      <text:p text:style-name="Standard"><text:s text:c="3"/>We'll set up a single flat network without any segmentation or access controls.</text:p>
      <text:p text:style-name="Standard"/>
      <text:p text:style-name="Standard">2. **IP Range**:</text:p>
      <text:p text:style-name="Standard"><text:s text:c="3"/>Assign all devices to the same IP range (e.g., 192.168.1.0/24).</text:p>
      <text:p text:style-name="Standard"/>
      <text:p text:style-name="Standard">3. **Connectivity**:</text:p>
      <text:p text:style-name="Standard"><text:s text:c="3"/>- All devices connect directly to a switch, which then connects to a single router for internet access.</text:p>
      <text:p text:style-name="Standard"><text:s text:c="3"/>- No VLAN segregation or subnetting is implemented.</text:p>
      <text:p text:style-name="Standard"/>
      <text:p text:style-name="Standard">4. **No Firewall**:</text:p>
      <text:p text:style-name="Standard"><text:s text:c="3"/>- There's no dedicated firewall in place to monitor or control traffic between devices.</text:p>
      <text:p text:style-name="Standard"/>
      <text:p text:style-name="Standard">5. **No Encryption**:</text:p>
      <text:p text:style-name="Standard"><text:s text:c="3"/>- Data transmission between devices is not encrypted, leaving it susceptible to interception.</text:p>
      <text:p text:style-name="Standard"/>
      <text:p text:style-name="Standard">6. **No Access Control**:</text:p>
      <text:p text:style-name="Standard"><text:s text:c="3"/>- All devices have unrestricted access to each other, increasing the risk of unauthorized access.</text:p>
      <text:p text:style-name="Standard"/>
      <text:p text:style-name="Standard">7. **No Intrusion Detection/Prevention Systems (IDS/IPS)**:</text:p>
      <text:p text:style-name="Standard"><text:s text:c="3"/>- Without these systems, there's no proactive monitoring or defense against potential attacks.</text:p>
      <text:p text:style-name="Standard"/>
      <text:p text:style-name="Standard">8. **No User Authentication**:</text:p>
      <text:p text:style-name="Standard"><text:s text:c="3"/>- No user authentication mechanisms are implemented, leaving resources vulnerable to unauthorized access.</text:p>
      <text:p text:style-name="Standard"/>
      <text:p text:style-name="Standard">9. **No Patch Management**:</text:p>
      <text:p text:style-name="Standard"><text:s text:c="3"/>- Devices are not regularly updated with security patches, leaving them vulnerable to known exploits.</text:p>
      <text:p text:style-name="Standard"/>
      <text:p text:style-name="Standard"><text:soft-page-break/>10. **No Backup Strategy**:</text:p>
      <text:p text:style-name="Standard"><text:s text:c="4"/>- There's no backup strategy in place, making it difficult to recover from data loss or system compromises.</text:p>
      <text:p text:style-name="Standard"/>
      <text:p text:style-name="Standard">---</text:p>
      <text:p text:style-name="Standard"/>
      <text:p text:style-name="P2"/>
      <text:p text:style-name="Standard">SAFE Network Design:</text:p>
      <text:p text:style-name="P4"><text:s text:c="43"/>+--------------------------------------+</text:p>
      <text:p text:style-name="P4"><text:s text:c="43"/>| <text:s text:c="15"/>Internet <text:tab/> <text:s text:c="12"/>|</text:p>
      <text:p text:style-name="P4"><text:s text:c="43"/>+-----------------|--------------------+</text:p>
      <text:p text:style-name="P4"><text:s text:c="68"/>|</text:p>
      <text:p text:style-name="P4"><text:s text:c="42"/>+------------------|--------------------+</text:p>
      <text:p text:style-name="P4"><text:s text:c="42"/>| <text:s text:c="14"/>Router/Firewall <text:s text:c="10"/>|</text:p>
      <text:p text:style-name="P4"><text:s text:c="42"/>+------------------|--------------------+</text:p>
      <text:p text:style-name="P4"><text:s text:c="68"/>|</text:p>
      <text:p text:style-name="P4"><text:s text:c="16"/>+--------------------------+-----------------+-------------------------+------------------------+</text:p>
      <text:p text:style-name="P4"><text:s text:c="16"/>| <text:s text:c="25"/><text:tab/><text:tab/>| <text:s text:c="16"/>| <text:s text:c="24"/><text:tab/><text:tab/>| <text:s text:c="23"/>|</text:p>
      <text:p text:style-name="P4">+--------+-----------+ <text:s text:c="5"/>+-------+--------+ +------+-----------------+ +------+-----------++----------+</text:p>
      <text:p text:style-name="P4">| <text:s text:c="3"/>DMZ Subnet <text:s text:c="4"/>| <text:s text:c="5"/>| <text:s text:c="3"/>Web Server <text:s text:c="2"/>| | Database Subnet | <text:s text:c="2"/>| <text:s text:c="2"/>Internal LAN| | Printers <text:span text:style-name="T3">|</text:span> <text:s text:c="10"/></text:p>
      <text:p text:style-name="P4">| (Public-Facing) <text:s text:c="3"/>| <text:s text:c="5"/>+----------------+ +------------------------+ <text:s/>+-------------------++-----------+</text:p>
      <text:p text:style-name="P4">| <text:s text:c="4"/>192.168.10.0/24| <text:s text:c="10"/>192.168.10.10 <text:s text:c="32"/><text:tab/>192.168.20.0/24 <text:s text:c="6"/>+---------------------+</text:p>
      <text:p text:style-name="P4"><text:s text:c="19"/>| <text:s text:c="44"/>| <text:s text:c="51"/>|</text:p>
      <text:p text:style-name="P4"><text:s text:c="19"/>+---------------------------------|----------------------------------------------------+</text:p>
      <text:p text:style-name="P4"><text:s text:c="65"/>|</text:p>
      <text:p text:style-name="P4"><text:s text:c="40"/>+------------------------+-------------------------+</text:p>
      <text:p text:style-name="P4"><text:s text:c="40"/>| <text:s text:c="18"/>Router/Firewall <text:s text:c="13"/><text:tab/> <text:s text:c="3"/>|</text:p>
      <text:p text:style-name="P4"><text:s text:c="40"/>+------------------------+-------------------------+</text:p>
      <text:p text:style-name="P4"><text:s text:c="66"/>|</text:p>
      <text:p text:style-name="P4"><text:s text:c="2"/>+---------------+-------------------+---------+--------------------+---------------------------------+</text:p>
      <text:p text:style-name="P4"><text:s text:c="2"/>| <text:tab/><text:tab/><text:tab/> | <text:s/><text:tab/><text:tab/><text:tab/> <text:s text:c="4"/>| <text:s text:c="8"/>| <text:s text:c="19"/>| <text:s text:c="17"/><text:tab/><text:tab/>|</text:p>
      <text:p text:style-name="P4"><text:s text:c="2"/>+-----+-----+ <text:s text:c="4"/>+-----+-----+ <text:s text:c="5"/>+-----+--------+ <text:s/>+-----+------+ <text:s text:c="3"/>+-----+-----+ <text:s text:c="5"/>+-----------+</text:p>
      <text:p text:style-name="P4"><text:s text:c="2"/><text:span text:style-name="T4">|</text:span>Workstation1|| Workstation<text:span text:style-name="T8">5</text:span>| | <text:s text:c="2"/>AD Server| <text:s text:c="2"/>| File Server| <text:s text:c="3"/>| <text:s text:c="2"/>Printer <text:s/>| <text:s text:c="3"/><text:tab/> |File Ser<text:span text:style-name="T4">ver</text:span> 192.168.30.0/24||192.168.30.0/24|| 192.168.30.10|| 192.168.40.10||192.168.30.20|| 192.168.30.30</text:p>
      <text:p text:style-name="P4"><text:s text:c="3"/>+-------------+ <text:s text:c="2"/>+-------------+ <text:s text:c="6"/>+-----+-----+ <text:s text:c="2"/>+-----+-----+ <text:s text:c="4"/>+-----------+ <text:s text:c="5"/>+-----------+</text:p>
      <text:p text:style-name="P4"><text:s text:c="70"/>| <text:s text:c="19"/>| <text:s text:c="3"/><text:tab/> <text:s/>|</text:p>
      <text:p text:style-name="P4"><text:s text:c="56"/><text:tab/>+------+---------+ <text:s text:c="4"/>| <text:s text:c="5"/>+------+----------------------+</text:p>
      <text:p text:style-name="P4"><text:s text:c="56"/><text:tab/>| <text:s text:c="2"/><text:tab/> <text:s text:c="11"/>| <text:s text:c="6"/>| <text:s text:c="6"/>| <text:s text:c="4"/><text:tab/><text:tab/><text:tab/> <text:s text:c="9"/>|</text:p>
      <text:p text:style-name="P4"><text:s text:c="42"/>+-------+-----+ <text:s/>+-------+-----+ <text:span text:style-name="T5">|</text:span> <text:s text:c="2"/>+--+-----+----------+ <text:s/>+------+--------+</text:p>
      <text:p text:style-name="P4"><text:s text:c="42"/>| File Server | <text:s/>| Database <text:s text:c="3"/>| <text:s/>| <text:s text:c="2"/>|Web Application| <text:s/>| <text:s/>Management |</text:p>
      <text:p text:style-name="P4"><text:s text:c="42"/>| Backup <text:s text:c="6"/>| <text:s/>| Replica <text:s text:c="6"/>| <text:s/>| <text:s text:c="2"/>|Server <text:s text:c="5"/><text:tab/> <text:s text:c="5"/>| <text:s/>| <text:s/>System <text:s text:c="10"/>|</text:p>
      <text:p text:style-name="P4"><text:s text:c="42"/>|192.168.40.0| <text:s/>|192.168.40.5| <text:s/>| <text:s text:c="2"/>|192.168.40.20 <text:s text:c="4"/>| <text:s/>|192.168.40.30 <text:s/>|</text:p>
      <text:p text:style-name="P4"><text:s text:c="42"/>+--------------+ <text:s/>+--------------+ <text:span text:style-name="T5">|</text:span> <text:s text:c="2"/>+--------------------+ +-----------------+</text:p>
      <text:p text:style-name="P4"><text:s text:c="79"/><text:tab/> <text:s text:c="8"/>|</text:p>
      <text:p text:style-name="P4"><text:s text:c="74"/>+----+----------+</text:p>
      <text:p text:style-name="P4"><text:s text:c="74"/>|Backup <text:s/><text:tab/> <text:s text:c="3"/>|</text:p>
      <text:p text:style-name="P4"><text:s text:c="74"/>|Database <text:s text:c="7"/>|</text:p>
      <text:p text:style-name="P4"><text:s text:c="74"/>|192.168.40.40 |</text:p>
      <text:p text:style-name="P4"><text:s text:c="74"/>+----------------+</text:p>
      <text:p text:style-name="Standard"/>
      <text:p text:style-name="Standard">For a safer network design, we'll implement segmentation, access controls, and firewall configurations.</text:p>
      <text:p text:style-name="Standard"/>
      <text:p text:style-name="Standard">1. **Subnets**:</text:p>
      <text:p text:style-name="Standard"><text:s text:c="3"/>- Web Server subnet</text:p>
      <text:p text:style-name="Standard"><text:s text:c="3"/>- Database subnet</text:p>
      <text:p text:style-name="Standard"><text:s text:c="3"/>- Workstation subnet</text:p>
      <text:p text:style-name="Standard"><text:soft-page-break/><text:s text:c="3"/>- Server subnet (AD server and file server)</text:p>
      <text:p text:style-name="Standard"/>
      <text:p text:style-name="Standard">2. **Firewall Configuration**:</text:p>
      <text:p text:style-name="Standard"/>
      <text:p text:style-name="Standard"><text:s text:c="3"/>- **Web Server Subnet**:</text:p>
      <text:p text:style-name="Standard"><text:s text:c="5"/>- Allow incoming HTTP (port 80) and HTTPS (port 443) traffic.</text:p>
      <text:p text:style-name="Standard"><text:s text:c="5"/>- Restrict all other inbound and outbound traffic.</text:p>
      <text:p text:style-name="Standard"/>
      <text:p text:style-name="Standard"><text:s text:c="3"/>- **Database Subnet**:</text:p>
      <text:p text:style-name="Standard"><text:s text:c="5"/>- Only allow incoming traffic on the port used for database connections (e.g., port 3306 for MySQL).</text:p>
      <text:p text:style-name="Standard"><text:s text:c="5"/>- Restrict all other inbound and outbound traffic.</text:p>
      <text:p text:style-name="Standard"/>
      <text:p text:style-name="Standard"><text:s text:c="3"/>- **Workstation Subnet**:</text:p>
      <text:p text:style-name="Standard"><text:s text:c="5"/>- Allow outgoing HTTP, HTTPS, and DNS traffic.</text:p>
      <text:p text:style-name="Standard"><text:s text:c="5"/>- Restrict incoming traffic to necessary services like SSH for remote administration.</text:p>
      <text:p text:style-name="Standard"><text:s text:c="5"/>- Block incoming traffic from external sources unless explicitly allowed for specific purposes.</text:p>
      <text:p text:style-name="Standard"/>
      <text:p text:style-name="Standard"><text:s text:c="3"/>- **Server Subnet**:</text:p>
      <text:p text:style-name="P6">- Allow incoming traffic for Active Directory services (e.g., LDAP, Kerberos)</text:p>
      <text:p text:style-name="P7">KERBEROS</text:p>
      <text:p text:style-name="P8"><text:span text:style-name="Strong_20_Emphasis"><text:span text:style-name="T6">- TCP/UDP 88</text:span></text:span>: This is the default port for Kerberos authentication traffic. It's used for communication between the Kerberos client and the Kerberos KDC (Key Distribution Center). This port is used for the initial authentication process and subsequent ticket requests.</text:p>
      <text:p text:style-name="P8"><text:span text:style-name="Strong_20_Emphasis"><text:span text:style-name="T6">-</text:span></text:span><text:span text:style-name="Strong_20_Emphasis"><text:span text:style-name="T7"> </text:span></text:span><text:span text:style-name="Strong_20_Emphasis"><text:span text:style-name="T6">TCP/UDP 464</text:span></text:span>: This port is used for the Kerberos Change/Set Password Protocol. It's used for changing or setting passwords within the Kerberos realm.</text:p>
      <text:p text:style-name="P7">LDAP</text:p>
      <text:p text:style-name="P12">LDAP (Lightweight Directory Access Protocol) primarily operates over TCP, and the default port it uses is:</text:p>
      <text:list text:style-name="L2">
        <text:list-item>
          <text:p text:style-name="P10"><text:span text:style-name="Strong_20_Emphasis"><text:span text:style-name="T6">TCP 389</text:span></text:span>: This is the standard port for LDAP non-secure communication. It's used for querying and modifying directory services data.</text:p>
        </text:list-item>
      </text:list>
      <text:p text:style-name="P9">Additionally, for LDAP over SSL/TLS (LDAPS), the default port is:</text:p>
      <text:list text:style-name="L3">
        <text:list-item>
          <text:p text:style-name="P11"><text:span text:style-name="Strong_20_Emphasis"><text:span text:style-name="T6">TCP 636</text:span></text:span>: This port is used for LDAP communication secured by SSL/TLS encryption.</text:p>
        </text:list-item>
      </text:list>
      <text:p text:style-name="P7"/>
      <text:p text:style-name="Standard">- Allow necessary file sharing protocols (e.g., SMB for Windows, NFS for Linux).</text:p>
      <text:list text:style-name="L4">
        <text:list-item>
          <text:p text:style-name="P13"><text:span text:style-name="Strong_20_Emphasis"><text:span text:style-name="T6">SMBv2 and later</text:span></text:span>:</text:p>
          <text:list>
            <text:list-item>
              <text:p text:style-name="P13">Port 445 (TCP/UDP): This is the default port for SMB file sharing in modern implementations, including SMBv2 and SMBv3. It's used for direct host-to-host communication and doesn't rely on NetBIOS.</text:p>
            </text:list-item>
          </text:list>
        </text:list-item>
      </text:list>
      <text:p text:style-name="P9"><text:span text:style-name="Strong_20_Emphasis"><text:span text:style-name="T7"><text:tab/>2. </text:span></text:span><text:span text:style-name="Strong_20_Emphasis"><text:span text:style-name="T6">NFSv4</text:span></text:span>:</text:p>
      <text:list text:style-name="L5">
        <text:list-item>
          <text:list>
            <text:list-item>
              <text:p text:style-name="P14"><text:soft-page-break/>Port 2049 (TCP/UDP): NFSv4 also primarily uses port 2049. However, NFSv4 has additional features and uses various other ports for specific purposes, such as mounting, locking, and callback.</text:p>
            </text:list-item>
          </text:list>
        </text:list-item>
      </text:list>
      <text:p text:style-name="Standard"/>
      <text:p text:style-name="Standard"/>
      <text:p text:style-name="Standard"><text:s text:c="5"/>- Restrict all other inbound and outbound traffic.</text:p>
      <text:p text:style-name="Standard"/>
      <text:p text:style-name="Standard">3. **Access Control**:</text:p>
      <text:p text:style-name="Standard"><text:s text:c="3"/>- Implement role-based access control (RBAC) to restrict access to sensitive resources based on user roles and permissions.</text:p>
      <text:p text:style-name="Standard"/>
      <text:p text:style-name="Standard">4. **Encryption**:</text:p>
      <text:p text:style-name="Standard"><text:s text:c="3"/>- Use protocols like HTTPS for web traffic, SSH for remote administration, and VPNs for secure remote access.</text:p>
      <text:p text:style-name="Standard"/>
      <text:p text:style-name="Standard">5. **Intrusion Detection/Prevention Systems (IDS/IPS)**:</text:p>
      <text:p text:style-name="Standard"><text:s text:c="3"/>- Deploy IDS/IPS systems to monitor network traffic and detect/prevent suspicious activities.</text:p>
      <text:p text:style-name="Standard"/>
      <text:p text:style-name="Standard">6. **User Authentication**:</text:p>
      <text:p text:style-name="Standard"><text:s text:c="3"/>- Enforce strong password policies.</text:p>
      <text:p text:style-name="Standard"><text:s text:c="3"/>- Implement multi-factor authentication (MFA) for added security.</text:p>
      <text:p text:style-name="Standard"/>
      <text:p text:style-name="Standard">7. **Patch Management**:</text:p>
      <text:p text:style-name="Standard"><text:s text:c="3"/>- Establish regular patching schedules to ensure all devices are up-to-date with security patches.</text:p>
      <text:p text:style-name="Standard"/>
      <text:p text:style-name="Standard">8. **Backup Strategy**:</text:p>
      <text:p text:style-name="Standard">- Implement regular backups of critical data and systems to ensure quick recovery in case of data loss or system compromises.</text:p>
      <text:p text:style-name="Standard"/>
      <text:p text:style-name="Standard"/>
      <text:p text:style-name="Standard"/>
      <text:p text:style-name="P2"/>
      <text:p text:style-name="Standard">```</text:p>
      <text:p text:style-name="P5"><text:s text:c="23"/><text:span text:style-name="T2"><text:s text:c="20"/>+--------------------------------------+</text:span></text:p>
      <text:p text:style-name="P3"><text:s text:c="43"/>| <text:s text:c="15"/>Internet <text:tab/> <text:s text:c="12"/>|</text:p>
      <text:p text:style-name="P3"><text:s text:c="43"/>+-----------------|--------------------+</text:p>
      <text:p text:style-name="P3"><text:s text:c="68"/>|</text:p>
      <text:p text:style-name="P3"><text:s text:c="42"/>+------------------|--------------------+</text:p>
      <text:p text:style-name="P3"><text:s text:c="42"/>| <text:s text:c="14"/>Router/Firewall <text:s text:c="10"/>|</text:p>
      <text:p text:style-name="P3"><text:s text:c="42"/>+------------------|--------------------+</text:p>
      <text:p text:style-name="P3"><text:s text:c="68"/>|</text:p>
      <text:p text:style-name="P3"><text:s text:c="16"/>+--------------------------+-----------------+-------------------------+------------------------+</text:p>
      <text:p text:style-name="P3"><text:s text:c="16"/>| <text:s text:c="25"/><text:tab/><text:tab/>| <text:s text:c="16"/>| <text:s text:c="24"/><text:tab/><text:tab/>| <text:s text:c="23"/>|</text:p>
      <text:p text:style-name="P3">+--------+-----------+ <text:s text:c="5"/>+-------+--------+ +------+-----------------+ +------+-----------++----------+</text:p>
      <text:p text:style-name="P3">| <text:s text:c="3"/>DMZ Subnet <text:s text:c="4"/>| <text:s text:c="5"/>| <text:s text:c="3"/>Web Server <text:s text:c="2"/>| | Database Subnet | <text:s text:c="2"/>| <text:s text:c="2"/>Internal LAN| | Printers <text:span text:style-name="T3">|</text:span> <text:s text:c="10"/></text:p>
      <text:p text:style-name="P3">| (Public-Facing) <text:s text:c="3"/>| <text:s text:c="5"/>+----------------+ +------------------------+ <text:s/>+-------------------++-----------+</text:p>
      <text:p text:style-name="P3">| <text:s text:c="4"/>192.168.10.0/24| <text:s text:c="10"/>192.168.10.10 <text:s text:c="32"/><text:tab/>192.168.20.0/24 <text:s text:c="6"/>+---------------------+</text:p>
      <text:p text:style-name="P3"><text:s text:c="19"/>| <text:s text:c="44"/>| <text:s text:c="51"/>|</text:p>
      <text:p text:style-name="P3"><text:s text:c="19"/>+---------------------------------|--------------------------------------+</text:p>
      <text:p text:style-name="P3"><text:s text:c="65"/>|</text:p>
      <text:p text:style-name="P3"><text:s text:c="40"/>+------------------------+-------------------------+</text:p>
      <text:p text:style-name="P3"><text:s text:c="40"/>| <text:s text:c="18"/>Router/Firewall <text:s text:c="13"/><text:tab/> <text:s text:c="3"/>|</text:p>
      <text:p text:style-name="P3"><text:s text:c="40"/>+------------------------+-------------------------+</text:p>
      <text:p text:style-name="P3"><text:s text:c="66"/>|</text:p>
      <text:p text:style-name="P3"><text:s text:c="2"/>+---------------+-------------------+---------+--------------------+---------------------------------+</text:p>
      <text:p text:style-name="P3"><text:s text:c="2"/>| <text:tab/><text:tab/><text:tab/> | <text:s/><text:tab/><text:tab/><text:tab/> <text:s text:c="4"/>| <text:s text:c="8"/>| <text:s text:c="19"/>| <text:s text:c="17"/><text:tab/><text:tab/>|</text:p>
      <text:p text:style-name="P3"><text:s text:c="2"/>+-----+-----+ <text:s text:c="4"/>+-----+-----+ <text:s text:c="5"/>+-----+--------+ <text:s/>+-----+------+ <text:s text:c="3"/>+-----+-----+ <text:s text:c="5"/>+-----------+</text:p>
      <text:p text:style-name="P3"><text:s text:c="2"/><text:span text:style-name="T4">|</text:span>Workstation1|| Workstation<text:span text:style-name="T9">5</text:span>| | <text:s text:c="2"/>AD Server| <text:s text:c="2"/>| File Server| <text:s text:c="3"/>| <text:s text:c="2"/>Printer <text:s/>| <text:s text:c="3"/><text:tab/> |File Ser<text:span text:style-name="T4">ver</text:span> 192.168.30.0/24||192.168.30.0/24|| 192.168.30.10|| 192.168.40.10||192.168.30.20|| 192.168.30.30</text:p>
      <text:p text:style-name="P3"><text:s text:c="3"/>+-------------+ <text:s text:c="2"/>+-------------+ <text:s text:c="6"/>+-----+-----+ <text:s text:c="2"/>+-----+-----+ <text:s text:c="4"/>+-----------+ <text:s text:c="5"/>+-----------+</text:p>
      <text:p text:style-name="P3"><text:s text:c="70"/>| <text:s text:c="19"/>| <text:s text:c="3"/><text:tab/> <text:s/>|</text:p>
      <text:p text:style-name="P3"><text:s text:c="56"/><text:tab/>+------+---------+ <text:s text:c="4"/>| <text:s text:c="5"/>+------+----------------------+</text:p>
      <text:p text:style-name="P3"><text:s text:c="56"/><text:tab/>| <text:s text:c="2"/><text:tab/> <text:s text:c="11"/>| <text:s text:c="6"/>| <text:s text:c="6"/>| <text:s text:c="4"/><text:tab/><text:tab/><text:tab/> <text:s text:c="9"/>|</text:p>
      <text:p text:style-name="P3"><text:s text:c="42"/>+-------+-----+ <text:s/>+-------+-----+ <text:span text:style-name="T5">|</text:span> <text:s text:c="2"/>+--+-----+----------+ <text:s/>+------+--------+</text:p>
      <text:p text:style-name="P3"><text:s text:c="42"/>| File Server | <text:s/>| Database <text:s text:c="3"/>| <text:s/>| <text:s text:c="2"/>|Web Application| <text:s/>| <text:s/>Management |</text:p>
      <text:p text:style-name="P3"><text:s text:c="42"/>| Backup <text:s text:c="6"/>| <text:s/>| Replica <text:s text:c="6"/>| <text:s/>| <text:s text:c="2"/>|Server <text:s text:c="5"/><text:tab/> <text:s text:c="5"/>| <text:s/>| <text:s/>System <text:s text:c="10"/>|</text:p>
      <text:p text:style-name="P3"><text:s text:c="42"/>|192.168.40.0| <text:s/>|192.168.40.5| <text:s/>| <text:s text:c="2"/>|192.168.40.20 <text:s text:c="4"/>| <text:s/>|192.168.40.30 <text:s/>|</text:p>
      <text:p text:style-name="P3"><text:s text:c="42"/>+--------------+ <text:s/>+--------------+ <text:span text:style-name="T5">|</text:span> <text:s text:c="2"/>+--------------------+ +-----------------+</text:p>
      <text:p text:style-name="P3"><text:s text:c="79"/><text:tab/> <text:s text:c="8"/>|</text:p>
      <text:p text:style-name="P3"><text:s text:c="74"/>+----+----------+</text:p>
      <text:p text:style-name="P3"><text:s text:c="74"/>|Backup <text:s/><text:tab/> <text:s text:c="3"/>|</text:p>
      <text:p text:style-name="P3"><text:s text:c="74"/>|Database <text:s text:c="7"/>|</text:p>
      <text:p text:style-name="P3"><text:s text:c="74"/>|192.168.40.40 |</text:p>
      <text:p text:style-name="P3"><text:s text:c="74"/>+----------------+</text:p>
      <text:p text:style-name="Standard">```</text:p>
      <text:p text:style-name="Standard"/>
      <text:p text:style-name="P2"/>
      <text:p text:style-name="Standard">In this detailed design:</text:p>
      <text:p text:style-name="Standard"/>
      <text:p text:style-name="Standard">1. **DMZ Subnet (192.168.10.0/24)**: This subnet houses the public-facing services like the Web Server.</text:p>
      <text:p text:style-name="Standard">2. **Database Subnet (192.168.20.0/24)**: Isolates the database server, allowing only necessary traffic from the Web Server.</text:p>
      <text:p text:style-name="Standard">3. **Internal LAN (192.168.30.0/24)**: This is where office workstations, servers, and printers reside.</text:p>
      <text:p text:style-name="Standard">4. **Backup Subnet (192.168.40.0/24)**: Hosts backup servers for file server and database systems.</text:p>
      <text:p text:style-name="Standard"/>
      <text:p text:style-name="Standard">The CIDR notations for the subnets are as follows:</text:p>
      <text:p text:style-name="Standard"/>
      <text:p text:style-name="Standard">- DMZ Subnet: 192.168.10.0/24</text:p>
      <text:p text:style-name="Standard">- Database Subnet: 192.168.20.0/24</text:p>
      <text:p text:style-name="Standard">- Internal LAN: 192.168.30.0/24</text:p>
      <text:p text:style-name="Standard">- Backup Subnet: 192.168.40.0/24</text:p>
      <text:p text:style-name="Standard"/>
      <text:p text:style-name="Standard">Each subnet is appropriately segmented and secured. Traffic between subnets is controlled by the firewall/router, enforcing security policies to allow only necessary communic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09:55:57.150000000</meta:creation-date>
    <dc:date>2024-04-08T16:45:28.100000000</dc:date>
    <meta:editing-duration>PT3H57M57S</meta:editing-duration>
    <meta:editing-cycles>4</meta:editing-cycles>
    <meta:generator>LibreOffice/24.2.2.2$Windows_X86_64 LibreOffice_project/d56cc158d8a96260b836f100ef4b4ef25d6f1a01</meta:generator>
    <meta:document-statistic meta:table-count="0" meta:image-count="0" meta:object-count="0" meta:page-count="7" meta:paragraph-count="179" meta:word-count="1288" meta:character-count="13693" meta:non-whitespace-character-count="8053"/>
  </office:meta>
</office:document-meta>
</file>